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</office:automatic-styles>
  <office:body>
    <office:text>
      <text:p text:style-name="Title">immunoglobuliny</text:p>
      <text:list text:style-name="L1">
        <text:list-item>
          <text:p text:style-name="P1">Grupa białek powstających pod wpływem działania immunogenu i mających zdolność swoistego łączenia się z nim</text:p>
        </text:list-item>
        <text:list-item>
          <text:p text:style-name="P1">Molekuły efektorowe odporności humoralnej</text:p>
        </text:list-item>
        <text:list-item>
          <text:p text:style-name="P1">Ich synteza zachodzi w wyspecjalizowanych komórkach układu limfatycznego –komórkach plazmatycznych (pobudzonych limfocytach B)</text:p>
        </text:list-item>
        <text:list-item>
          <text:p text:style-name="P1">Spotyka się immunoglobuliny wolne (układ krążenia) oraz wbudowane w błonę limfocytów B – stanowiące ich receptory</text:p>
        </text:list-item>
        <text:list-item>
          <text:p text:style-name="P1">Pojęcia immunoglobulina i przeciwciało jest używane zamiennie, ale należy tego unikać, bo immunoglobuliny to grupa białek o podobnej budowie i funkcji. Przeciwciało jest immunoglobuliną o znanej swoistości.</text:p>
        </text:list-item>
        <text:list-item>
          <text:p text:style-name="P1">Skróty</text:p>
          <text:list text:style-name="L2">
            <text:list-item>
              <text:p text:style-name="P2">dla immunoglobuliny - Ig lub γG</text:p>
            </text:list-item>
            <text:list-item>
              <text:p text:style-name="P2">dla przeciwciała - Ab</text:p>
            </text:list-item>
          </text:list>
        </text:list-item>
      </text:list>
      <text:p text:style-name="First_20_paragraph">Ze względów praktycznych często używa się terminologii zakładającej nazywanie przeciwciał z uwagi na ich funkcję:</text:p>
      <text:list text:style-name="L3">
        <text:list-item>
          <text:p text:style-name="P3">Aglutyniny – zlepiają m.in. bakterie</text:p>
        </text:list-item>
        <text:list-item>
          <text:p text:style-name="P3">Precypityny – wytrącają białka rozpuszczalne</text:p>
        </text:list-item>
        <text:list-item>
          <text:p text:style-name="P3">Cytotoksyny – uszkadzają komórki</text:p>
        </text:list-item>
        <text:list-item>
          <text:p text:style-name="P3">Opsoniny – ułatwiają fagocytozę</text:p>
        </text:list-item>
      </text:list>
      <text:p text:style-name="First_20_paragraph">Jeden rodzaj przeciwciała może w zależności od warunków i charakteru antygenu precypitować go, aglutynować lub uszkadzać cytotoksycznie. Każda z tych funkcji może być wykonywana przez przeciwciała należące do różnych klas.</text:p>
      <text:h text:style-name="Heading_20_2" text:outline-level="2"><text:bookmark-start text:name="budowa-przeciwciał"/>budowa przeciwciał<text:bookmark-end text:name="budowa-przeciwciał"/></text:h>
      <text:p text:style-name="First_20_paragraph">przeciwciała są zbudowane z 4 łańcuchów polipeptydowych:</text:p>
      <text:list text:style-name="L4">
        <text:list-item>
          <text:p text:style-name="P4">2 lekkich (<text:span text:style-name="T1">L</text:span>ight)</text:p>
        </text:list-item>
        <text:list-item>
          <text:p text:style-name="P4">2 ciężkich (<text:span text:style-name="T1">H</text:span>eavy)</text:p>
        </text:list-item>
      </text:list>
      <text:p text:style-name="First_20_paragraph">każdy łańcuch lekki jest połączony kowalencyjnie z łańcuchem ciężkim wiązaniami dwusiarczkowymi -S-S-</text:p>
      <text:p text:style-name="Text_20_body">łańcuchy ciężkie również są połączone wiązaniami dwusiarczkowymi -S-S- w obrębie tzw. <text:span text:style-name="T1">regionu zawiasowego</text:span></text:p>
      <text:p text:style-name="Text_20_body">wyodrębniamy 2 warianty łańcuchów lekkich: typ I kappa oraz typ II lambda - kodowane przez odrębne geny, różnią się sekwencją aminokwasów w regionach nieuczestniczących w wiązaniu antygenów</text:p>
      <text:p text:style-name="Text_20_body"><text:span text:style-name="T2">Pasted image 20221127145244.png</text:span></text:p>
      <text:p text:style-name="Text_20_body">istnieje 5 różńych typów łańcuchów ciężkich:</text:p>
      <text:list text:style-name="L5">
        <text:list-item>
          <text:p text:style-name="P5">alfa - IgA, IgA1, IgA2</text:p>
        </text:list-item>
        <text:list-item>
          <text:p text:style-name="P5">delta - IgD</text:p>
        </text:list-item>
        <text:list-item>
          <text:p text:style-name="P5">epsilon - IgE</text:p>
        </text:list-item>
        <text:list-item>
          <text:p text:style-name="P5">mi - IgM</text:p>
        </text:list-item>
        <text:list-item>
          <text:p text:style-name="P5">gamma - IgG, IgG1, IgG2, IgG3, IgG4</text:p>
        </text:list-item>
        <text:list-item>
          <text:p text:style-name="P5">w łańcuchach ciężkich i lekkich przeciwciała można wyróżnić części stałe - C (constant) oraz części zmienne - V (variable)</text:p>
        </text:list-item>
        <text:list-item>
          <text:p text:style-name="P5">części zmienne jednego łańcucha ciężkiego oraz jednego łańcucha lekkiego tworzą fragment wiążący antygen Fab (Fragment Antigen binding)</text:p>
        </text:list-item>
        <text:list-item>
          <text:p text:style-name="P5">każde monomeryczne przeciwciało ma dwa fragmenty Fab - może jednocześnie wiązać dwa antygeny (przeciwciało dwuwartościowe)</text:p>
        </text:list-item>
        <text:list-item>
          <text:p text:style-name="P5">znacznie większy fragment przeciwciała, nieuczestniczący w wiązaniu antygenu to fragment Fc (Fragment cristalizable); odgrywa rolę w procesie aktywacji i wiązania dopełniacza oraz podczas fagocytozy</text:p>
        </text:list-item>
      </text:list>
      <text:h text:style-name="Heading_20_3" text:outline-level="3"><text:bookmark-start text:name="domeny"/>domeny<text:bookmark-end text:name="domeny"/></text:h>
      <text:list text:style-name="L6">
        <text:list-item>
          <text:p text:style-name="P6">są to powtarzające się sekwencje aminokwasowe</text:p>
        </text:list-item>
        <text:list-item>
          <text:p text:style-name="P6">obejmują one pętle 100-110 aa spiętych mostkami -s-s-</text:p>
        </text:list-item>
        <text:list-item>
          <text:p text:style-name="P6">w obrębie łańcuchów lekkich wyodrębniamy dwie takie domeny</text:p>
        </text:list-item>
        <text:list-item>
          <text:p text:style-name="P6">części stałe łańcuchów ciężkich zależnie od klasy:</text:p>
          <text:list text:style-name="L7">
            <text:list-item>
              <text:p text:style-name="P7">IgA, IgG, IgD - po 3 domeny</text:p>
            </text:list-item>
            <text:list-item>
              <text:p text:style-name="P7">IgE i IgM - po 4 domeny</text:p>
            </text:list-item>
          </text:list>
        </text:list-item>
        <text:list-item>
          <text:p text:style-name="P6">każda domena warunkuje co najmniej jedną funkcję biologiczną przeciwciała</text:p>
        </text:list-item>
        <text:list-item>
          <text:p text:style-name="P6">N- końcowa domena łańcuchów lekkich i ciężkich (tworząca fragment Fab) określana jest jako domena V (variable), ponieważ jest zmienna, w zależności od specyficzności przeciwciała, jest miejscem wiązania determinanty antygenowej</text:p>
        </text:list-item>
        <text:list-item>
          <text:p text:style-name="P6">pozostałe domeny immunoglobulinowe są niezmienne - domeny C (constant) - mogą stabilizować miejsce wiązania domeny V, odpowiadać za wiązanie dopełniacza, kontrolę katabolizmu cząsteczki Ig, czy za przyłączanie przeciwciała do powierzchni komórek (cytofilność)</text:p>
        </text:list-item>
      </text:list>
      <text:p text:style-name="First_20_paragraph"><text:span text:style-name="T2">Pasted image 20221127164027.png</text:span></text:p>
      <text:h text:style-name="Heading_20_3" text:outline-level="3"><text:bookmark-start text:name="ruchomość"/>ruchomość<text:bookmark-end text:name="ruchomość"/></text:h>
      <text:list text:style-name="L8">
        <text:list-item>
          <text:p text:style-name="P8">w łańcuchach ciężkich (poza epsilon i µ) w okolicy wiązania -s-s- łączącego dwa łańcuchy występuje dodatkowy region tzw. region zawiasowy</text:p>
        </text:list-item>
        <text:list-item>
          <text:p text:style-name="P8">region zawiasowy obejmuje 12-64 aa, zależnie od klasy i charakteryzuje się dużą zawartością proliny (do 30% aa)</text:p>
        </text:list-item>
        <text:list-item>
          <text:p text:style-name="P8">łatwo ulega odkształceniom przestrzennym, przez co fragmenty Fab mogą rozchylać się pod kątem blisko 180 st.</text:p>
        </text:list-item>
        <text:list-item>
          <text:p text:style-name="P8">cząsteczka Ig jest bardzo elastyczna - fragmenty Fab mogą rotować wokół osi, domeny <draw:frame draw:style-name="fr1" text:anchor-type="as-char"><draw:object xlink:href="Formula-0/" xlink:type="simple" xlink:show="embed" xlink:actuate="onLoad"/></draw:frame> i <draw:frame draw:style-name="fr1" text:anchor-type="as-char"><draw:object xlink:href="Formula-2/" xlink:type="simple" xlink:show="embed" xlink:actuate="onLoad"/></draw:frame> mogą się rozchylać, fragment Fc także wykazuje ruchomość</text:p>
        </text:list-item>
      </text:list>
      <text:p text:style-name="First_20_paragraph"><text:span text:style-name="T2">Pasted image 20221127151248.png</text:span></text:p>
      <text:h text:style-name="Heading_20_3" text:outline-level="3"><text:bookmark-start text:name="trawienie-przeciwciał"/>trawienie przeciwciał<text:bookmark-end text:name="trawienie-przeciwciał"/></text:h>
      <text:list text:style-name="L9">
        <text:list-item>
          <text:p text:style-name="P9">papainą - cząstka immunoglobuliny rozpada się na dwa identyczne fragmenty Fab oraz na fragment Fc</text:p>
        </text:list-item>
        <text:list-item>
          <text:p text:style-name="P9">pepsyną - powstaje fragment F(ab')2 zawierający połączone mostkami dwusiarczkowymi fragmenty dwóch łańcuchów H i dwóch L oraz na fragment Fc'</text:p>
        </text:list-item>
      </text:list>
      <text:p text:style-name="First_20_paragraph"><text:span text:style-name="T2">Pasted image 20221127151415.png</text:span></text:p>
      <text:p text:style-name="Text_20_body">rodzaje immunoglobulin:</text:p>
      <text:list text:style-name="L10">
        <text:list-item>
          <text:p text:style-name="P10">monomeryczna</text:p>
          <text:list text:style-name="L11">
            <text:list-item>
              <text:p text:style-name="P11">2 łańcuchy H tej samej klasy</text:p>
            </text:list-item>
            <text:list-item>
              <text:p text:style-name="P11">2 łańcuchy L tego samego typu</text:p>
            </text:list-item>
          </text:list>
        </text:list-item>
        <text:list-item>
          <text:p text:style-name="P10">polimeryczne</text:p>
          <text:list text:style-name="L12">
            <text:list-item>
              <text:p text:style-name="P12">kilka 4-łańcuchowych przeciwciał połączonych w duży kompleks poprzez dodatkowy łańcuch J (join)</text:p>
              <text:list text:style-name="L13">
                <text:list-item>
                  <text:p text:style-name="P13">IgM - pentamery</text:p>
                </text:list-item>
                <text:list-item>
                  <text:p text:style-name="P13">IgA - w wydzielinach śluzowo-surowiczych jest dimerem</text:p>
                </text:list-item>
              </text:list>
            </text:list-item>
          </text:list>
        </text:list-item>
      </text:list>
      <text:p text:style-name="First_20_paragraph"><text:span text:style-name="T2">Pasted image 20221127153022.png</text:span></text:p>
      <text:list text:style-name="L14">
        <text:list-item>
          <text:p text:style-name="P14">fragment sekrecyjny (sc, secretory component) - inaczej wydzielniczy - to ß-globulina wytwarzana przez komórki wyścielające błony śluzowe</text:p>
        </text:list-item>
        <text:list-item>
          <text:p text:style-name="P14">umożliwia transport IgA na powierzchnię błon śluzowych, zapewnia ochronę przed enzymami proteolitycznymi znajdującymi się w płynach ustrojowych</text:p>
        </text:list-item>
      </text:list>
      <text:p text:style-name="First_20_paragraph"><text:span text:style-name="T2">Pasted image 20221127153045.png</text:span></text:p>
      <text:h text:style-name="Heading_20_2" text:outline-level="2"><text:bookmark-start text:name="część-zmienna-przeciwciała---v"/>część zmienna przeciwciała - V<text:bookmark-end text:name="część-zmienna-przeciwciała---v"/></text:h>
      <text:p text:style-name="First_20_paragraph">część fragmentu Fab, która bezpośrednio kontaktuje się z antygenem to <text:span text:style-name="T1">paratop</text:span>; jest on przestrzennie dopasowany do determinanty antygenowej, czyli epitopu</text:p>
      <text:p text:style-name="Text_20_body">w obrębie części zmiennej każdego łańcucha wyodrębnia się 3 regiony hiperzmienne (regiony determinujące dopasowanie - Complementarity Determining Regions - CDR) i przylegające do nich 4 regiony zrębowe - FR (Frame Regions)</text:p>
      <text:p text:style-name="Text_20_body">regiony CDR określają specyficzność danego przeciwciała i to one właśnie tworzą paratop; są to tzw. miejsca gorące (Hot Spots) immunoglobulin</text:p>
      <text:p text:style-name="Text_20_body"><text:span text:style-name="T2">Pasted image 20221127153220.png</text:span></text:p>
      <text:h text:style-name="Heading_20_2" text:outline-level="2"><text:bookmark-start text:name="reakcja-antygen---przeciwciało"/>reakcja antygen - przeciwciało<text:bookmark-end text:name="reakcja-antygen---przeciwciało"/></text:h>
      <text:list text:style-name="L15">
        <text:list-item>
          <text:p text:style-name="P15">połączenie epitopu z paratopem jest możliwe dzięki powstaniu wiązań niekowalencyjnych: wiązań jonowych, wodorowych, hydrofobowych oraz sił Van der Waalsa</text:p>
        </text:list-item>
        <text:list-item>
          <text:p text:style-name="P15">paratop nie rozpoznaje określonej konfiguracji chemicznej antygenu, ale jego ogólny kształt przestrzenny</text:p>
        </text:list-item>
        <text:list-item>
          <text:p text:style-name="P15">komplementarność ma charakter fizyczny</text:p>
        </text:list-item>
        <text:list-item>
          <text:p text:style-name="P15">aminokwasy tworzące paratop warunkują jego kształt (swoistość)</text:p>
        </text:list-item>
      </text:list>
      <text:p text:style-name="First_20_paragraph"><text:span text:style-name="T2">Pasted image 20221127153256.png</text:span></text:p>
      <text:list text:style-name="L16">
        <text:list-item>
          <text:p text:style-name="P16">wiązanie przeciwciał o różnym powinowactwie z tą samą determinantą antygenową (epitopem) (A,B,C)</text:p>
        </text:list-item>
        <text:list-item>
          <text:p text:style-name="P16">przyleganie stereochemiczne jest największe w przypadnku przeciwciał o wysokim powinowactwie (A)</text:p>
        </text:list-item>
        <text:list-item>
          <text:p text:style-name="P16">określone przeciwciało może wiązać kilka różnych determinant antygenowych (A, D, E)</text:p>
        </text:list-item>
      </text:list>
      <text:p text:style-name="First_20_paragraph"><text:span text:style-name="T2">Pasted image 20221127153333.png</text:span></text:p>
      <text:list text:style-name="L17">
        <text:list-item>
          <text:p text:style-name="P17">powinowactwo przeciwciała (affinity) - siła wiązania epitopu antygenu z pojedynczym paratopem przeciwciała, zależna od bliskości stereochemicznego przylegania</text:p>
          <text:list text:style-name="L18">
            <text:list-item>
              <text:p text:style-name="P18">można wyrazić pod postacią stałej asocjacji (Ka) lub dysocjacji (Kd)</text:p>
            </text:list-item>
            <text:list-item>
              <text:p text:style-name="P18">przeciwciała dla antygenów białkowych mają z reguły większe powinowactwo niż do wielocukrowych</text:p>
            </text:list-item>
            <text:list-item>
              <text:p text:style-name="P18">przeciwciała o dużym powinowactwie są bardziej aktywne w reakcji wiązania dopełniacza, eliminacji immunologicznej kompleksów antygen - przeciwciało, czy neutralizacji wirusów</text:p>
            </text:list-item>
          </text:list>
        </text:list-item>
        <text:list-item>
          <text:p text:style-name="P17">awidność (zachłanność) - siła wiązania dwu- lub więcej wartościowego przeciwciała z całą cząsteczką wielodeterminantowego antygenu</text:p>
          <text:list text:style-name="L19">
            <text:list-item>
              <text:p text:style-name="P19">przeciwciała IgM mają zwykle małe powinowactwo, ale dużą awidność, ze względu na swoją wielowartościowość</text:p>
            </text:list-item>
          </text:list>
        </text:list-item>
      </text:list>
      <text:p text:style-name="First_20_paragraph"><text:span text:style-name="T2">Pasted image 20221127153416.png</text:span></text:p>
      <text:h text:style-name="Heading_20_2" text:outline-level="2"><text:bookmark-start text:name="podział-przeciwciał"/>podział przeciwciał:<text:bookmark-end text:name="podział-przeciwciał"/></text:h>
      <text:list text:style-name="L20">
        <text:list-item>
          <text:p text:style-name="P20">izotypy - różnice w budowie łańcucha H (klasy przeciwciał)</text:p>
        </text:list-item>
        <text:list-item>
          <text:p text:style-name="P20">allotypy - różnice w części C łańcuchów (różnice osobnicze)</text:p>
        </text:list-item>
        <text:list-item>
          <text:p text:style-name="P20">idiotypy - różnice w częsci zmiennej V (swoistość przeciwciał w stosunku do antygenu)</text:p>
        </text:list-item>
      </text:list>
      <text:p text:style-name="First_20_paragraph"><text:span text:style-name="T2">Pasted image 20221127153658.png</text:span></text:p>
      <text:h text:style-name="Heading_20_3" text:outline-level="3"><text:bookmark-start text:name="immunoglobulina-igg"/>immunoglobulina IgG<text:bookmark-end text:name="immunoglobulina-igg"/></text:h>
      <text:list text:style-name="L21">
        <text:list-item>
          <text:p text:style-name="P21">główna immunoglobulina surowicy (75% Ig)</text:p>
        </text:list-item>
        <text:list-item>
          <text:p text:style-name="P21">4 podklasy u człowieka (IgG1-IgG4), różniących się nieznacznie sekwencją aminokwasów, znacząco regionem zawiasowym:</text:p>
          <text:list text:style-name="L22">
            <text:list-item>
              <text:p text:style-name="P22">IgG3 - region zawiasowy bardzo wydłużony (upodabnia je to do IgD)</text:p>
            </text:list-item>
          </text:list>
        </text:list-item>
        <text:list-item>
          <text:p text:style-name="P21">w tej klasie znajduje się większość przeciwciał antybakteryjnych i antywirusowych</text:p>
        </text:list-item>
        <text:list-item>
          <text:p text:style-name="P21">wiele komórek ma receptory dla fragmentu Fc przeciwciał IgG (FcgR)</text:p>
          <text:list text:style-name="L23">
            <text:list-item>
              <text:p text:style-name="P23">komórki K (NK) są zdolne do zabicia komórek opłaszczonych przez IgG w wyniku cytotoksyczności komórkowej zależnej od przeciwciał</text:p>
            </text:list-item>
            <text:list-item>
              <text:p text:style-name="P23">komórki żerne (makrofagi, neutrofile) energicznie fagocytują komórki i cząsteczki opłaszczone przeciwciałami w procesie zwanym immunofagocytozą</text:p>
            </text:list-item>
          </text:list>
        </text:list-item>
        <text:list-item>
          <text:p text:style-name="P21">główne Ig powstające podczas wtórnej odpowiedzi immunologicznej</text:p>
        </text:list-item>
        <text:list-item>
          <text:p text:style-name="P21">wszystkie podklasy IgG przechodzą przez łożysko</text:p>
        </text:list-item>
        <text:list-item>
          <text:p text:style-name="P21">okres połowicznego rozpadu wynosi średnio 21 dni i zależy od stężenia w surowicy</text:p>
        </text:list-item>
      </text:list>
      <text:p text:style-name="First_20_paragraph"><text:span text:style-name="T2">Pasted image 20221127154219.png</text:span></text:p>
      <text:p text:style-name="Text_20_body"><text:span text:style-name="T2">Pasted image 20221127154251.png</text:span></text:p>
      <text:list text:style-name="L24">
        <text:list-item>
          <text:p text:style-name="P24">matczyne IgG (tylko one mogą przechodzić przez łożysko) zapewniają odporność przeciwzakaźną noworodkowi</text:p>
        </text:list-item>
        <text:list-item>
          <text:p text:style-name="P24">wcześniaki mają zmniejszoną odporność - okres napływu IgG jest u nich skrócony</text:p>
        </text:list-item>
        <text:list-item>
          <text:p text:style-name="P24">w konflikcie serologicznym matczyno-płodowym przeciwciała skierowane przeciw antygenom erytrocytarnym płodu mogą wywołać chorobę hemolityczną płodu i noworodka</text:p>
        </text:list-item>
        <text:list-item>
          <text:p text:style-name="P24">przeciwciała matki, w przypadku kobiet cierpiących na choroby autoimmunizacyjne mogą wywołać zmiany patologiczne u płodów</text:p>
        </text:list-item>
      </text:list>
      <text:p text:style-name="First_20_paragraph"><text:span text:style-name="T2">Pasted image 20221127154511.png</text:span></text:p>
      <text:p text:style-name="Text_20_body"><text:span text:style-name="T2">Pasted image 20221127154536.png</text:span></text:p>
      <text:h text:style-name="Heading_20_2" text:outline-level="2"><text:bookmark-start text:name="immunoglobulina-iga"/>immunoglobulina IgA<text:bookmark-end text:name="immunoglobulina-iga"/></text:h>
      <text:list text:style-name="L25">
        <text:list-item>
          <text:p text:style-name="P25">organizm wytwarza więcej IgA niż wszystkich Ig razem wziętych</text:p>
        </text:list-item>
        <text:list-item>
          <text:p text:style-name="P25">choć w surowicy IgA jest w mniejszej ilości niż IgG, to należy pamiętać, że większość IgA jest wytwarzana miejscowo w sąsiedztwie odpowiedniego nabłonka i wydalana wraz z wydzielinami śluzowo-surowiczymi</text:p>
        </text:list-item>
        <text:list-item>
          <text:p text:style-name="P25">wydzielnicze IgA stanowią główny element obronny błon surowiczych i śluzowych przed inwazją mikroorganizmów (potencjalnie największe wrota zakażenia)</text:p>
        </text:list-item>
        <text:list-item>
          <text:p text:style-name="P25">w osoczu 80-95% IgA stanowią monomery</text:p>
        </text:list-item>
        <text:list-item>
          <text:p text:style-name="P25">w wydzielinach śluzowych i surowiczo-śluzowych (łzy, pot, wydzieliny gruczołów przewodu pokarmowego, dróg oddechowych i dróg moczowych) - występują w formie dimerów dodatkowo z tzw. fragmentem wydzielniczym; są to wydzielnicze IgA, czyli S-IgA (secretory IgA)</text:p>
        </text:list-item>
        <text:list-item>
          <text:p text:style-name="P25">istnieją 2 podklasy: IgA1 i IgA2, różniące się długością regionu zawiasowego</text:p>
        </text:list-item>
      </text:list>
      <text:p text:style-name="First_20_paragraph"><text:span text:style-name="T2">Pasted image 20221127154956.png</text:span></text:p>
      <text:p text:style-name="Text_20_body"><text:span text:style-name="T2">Pasted image 20221127155056.png</text:span></text:p>
      <text:h text:style-name="Heading_20_2" text:outline-level="2"><text:bookmark-start text:name="immunoglobulina-igd"/>immunoglobulina IgD<text:bookmark-end text:name="immunoglobulina-igd"/></text:h>
      <text:list text:style-name="L26">
        <text:list-item>
          <text:p text:style-name="P26">stanowi do 1% Ig osocza</text:p>
        </text:list-item>
        <text:list-item>
          <text:p text:style-name="P26">występują wraz z IgM na dziewiczych limfocytach B, które nie zetknęły się jeszcze z antygenem, jako ich receptory immunologiczne (bardzo skuteczne w wiązaniu antygenu)</text:p>
        </text:list-item>
        <text:list-item>
          <text:p text:style-name="P26">funkcja IgG nadal pozostaje mało znana - małe stężenie w płynach tkankowych; przypisuje się im udział w indukowaniu dojrzewania powinowactwa przeciwciał</text:p>
        </text:list-item>
        <text:list-item>
          <text:p text:style-name="P26">ich bardzo długi region zawiasowy pozwala na dużą ruchliwość fragmentów Fab wobec siebie</text:p>
        </text:list-item>
        <text:list-item>
          <text:p text:style-name="P26">u wielu gatunków ssaków brakuje IgD</text:p>
        </text:list-item>
      </text:list>
      <text:p text:style-name="First_20_paragraph"><text:span text:style-name="T2">Pasted image 20221127155931.png</text:span></text:p>
      <text:h text:style-name="Heading_20_2" text:outline-level="2"><text:bookmark-start text:name="immunoglobulina-ige"/>immunoglobulina IgE<text:bookmark-end text:name="immunoglobulina-ige"/></text:h>
      <text:list text:style-name="L27">
        <text:list-item>
          <text:p text:style-name="P27">w surowicy osób zdrowych występują w śladowych ilościach; większe stwierdza się najczęściej u alergików oraz w niektórych zakażeniach pasożytniczych (robaczyce)</text:p>
        </text:list-item>
        <text:list-item>
          <text:p text:style-name="P27">wiążą się z odpowiednimi receptorami FcR na komórkach tucznych, wywołując po związaniu antygenu degranulację (uwolnienie zawartości ziaren) tych komórek, co leży u podstaw anafilaksji</text:p>
        </text:list-item>
        <text:list-item>
          <text:p text:style-name="P27">receptory dla IgE występują konsytutywnie na bazofilach i komórkach tucznych</text:p>
        </text:list-item>
        <text:list-item>
          <text:p text:style-name="P27">brak regionu zawiasowego</text:p>
        </text:list-item>
      </text:list>
      <text:p text:style-name="First_20_paragraph"><text:span text:style-name="T2">Pasted image 20221127162342.png</text:span></text:p>
      <text:h text:style-name="Heading_20_2" text:outline-level="2"><text:bookmark-start text:name="immunoglobulina-igm"/>immunoglobulina IgM<text:bookmark-end text:name="immunoglobulina-igm"/></text:h>
      <text:list text:style-name="L28">
        <text:list-item>
          <text:p text:style-name="P28">syntetyzowane w początkowej fazie odpowiedzi immunologicznej</text:p>
        </text:list-item>
        <text:list-item>
          <text:p text:style-name="P28">pierwsze przeciwciało syntetyzowane w rozwoju osobniczym</text:p>
        </text:list-item>
        <text:list-item>
          <text:p text:style-name="P28">w trakcie pierwotnej odpowiedzi immunologicznej IgM są uwalniane w pierwszej kolejności i ich powinowactwo do antygenu jest na ogół małe; mając jednak 10 fragmentów Fab, IgM łączą się z antygenem posiadającym wiele epitopów z dużą zachłannością (awidnością)</text:p>
        </text:list-item>
        <text:list-item>
          <text:p text:style-name="P28">z powodu dużej masy cząsteczkowej pentamer występuje przede wszystkim w krwiobiegu</text:p>
        </text:list-item>
        <text:list-item>
          <text:p text:style-name="P28">10% puli Ig</text:p>
        </text:list-item>
        <text:list-item>
          <text:p text:style-name="P28">IgM może wiązać 10 antygenów (przeciwciało 10-wartościowe)</text:p>
        </text:list-item>
        <text:list-item>
          <text:p text:style-name="P28">brak regionu zawiasowego</text:p>
        </text:list-item>
        <text:list-item>
          <text:p text:style-name="P28">do tej klasy należą przeciwciała grupowe krwi (izohemaglutyniny)</text:p>
        </text:list-item>
      </text:list>
      <text:p text:style-name="First_20_paragraph"><text:span text:style-name="T2">Pasted image 20221127163054.png</text:span></text:p>
      <text:p text:style-name="Text_20_body">kształt wolnej cząsteczki IgM, która jest pentamerem można porównać do płatka śniegu, zaś związany do antygenu, który ma wiele identycznych, ułożonych liniowo epitopów przybiera kształt porównywalny do kraba</text:p>
      <text:p text:style-name="Text_20_body">takie przemieszczenie się w obrębie pentameru IgM eksponuje fragmenty Fc, co sprzyja aktywacji dopełniacza i wiązaniu receptorów FcR na komórkach żernych oraz fagocytozie</text:p>
      <text:p text:style-name="Text_20_body">IgM 100-400x efektywniej aktywują dopełniacz niż IgG</text:p>
      <text:p text:style-name="Text_20_body"><text:span text:style-name="T2">Pasted image 20221127163605.png</text:span></text:p>
      <text:h text:style-name="Heading_20_2" text:outline-level="2"><text:bookmark-start text:name="podstawowe-właściwości-immunoglobulin-różnych-klas-u-człowieka"/>podstawowe właściwości immunoglobulin różnych klas u człowieka<text:bookmark-end text:name="podstawowe-właściwości-immunoglobulin-różnych-klas-u-człowieka"/></text:h>
      <text:p text:style-name="First_20_paragraph"><text:span text:style-name="T2">Pasted image 20221127163723.png</text:span></text:p>
      <text:h text:style-name="Heading_20_2" text:outline-level="2"><text:bookmark-start text:name="właściwości-przeciwciał"/>właściwości przeciwciał<text:bookmark-end text:name="właściwości-przeciwciał"/></text:h>
      <text:list text:style-name="L29">
        <text:list-item>
          <text:p text:style-name="P29">wiążą antygeny rozpuszczalne w formie natywnej</text:p>
        </text:list-item>
        <text:list-item>
          <text:p text:style-name="P29">wiążą antygeny na powierzchni niektórych komórek (np. zakażonych wirusami, komórek nowotworowych, na powierzchni niektórych mikroorganizmów) prowadząc do ich zniszczenia na drodze:</text:p>
          <text:list text:style-name="L30">
            <text:list-item>
              <text:p text:style-name="P30">aktywacji dopełniacza</text:p>
            </text:list-item>
            <text:list-item>
              <text:p text:style-name="P30">immunofagocytozy</text:p>
            </text:list-item>
            <text:list-item>
              <text:p text:style-name="P30">cytotoksyczności komórkowej zależnej od przeciwciał (ADCC)</text:p>
            </text:list-item>
          </text:list>
        </text:list-item>
        <text:list-item>
          <text:p text:style-name="P29">wiążąc się z antygenem na powierzchni mikroorganizmów mogą blokować ich wnikanie do tkanek, np. przez nabłonek jelit</text:p>
        </text:list-item>
        <text:list-item>
          <text:p text:style-name="P29">wiążąc toksyny mogą blokować ich działanie</text:p>
        </text:list-item>
        <text:list-item>
          <text:p text:style-name="P29">wiążąc antygeny na cząsteczkach lub komórkach mogą indukować zlepienie się (aglutynację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mmunoglobuliny</dc:title>
    <dc:description/>
    <dc:subject/>
    <meta:keyword/>
    <meta:initial-creator/>
    <dc:creator/>
    <meta:creation-date>2022-12-04T14:36:01Z</meta:creation-date>
    <dc:date>2022-12-04T14:36:01Z</dc:date>
  </office:meta>
</office:document-meta>
</file>

<file path=Formula-0/content.xml><?xml version="1.0" encoding="utf-8"?>
<math xmlns="http://www.w3.org/1998/Math/MathML" display="inline">
  <msub>
    <mi>V</mi>
    <mi>L</mi>
  </msub>
</math>
</file>

<file path=Formula-2/content.xml><?xml version="1.0" encoding="utf-8"?>
<math xmlns="http://www.w3.org/1998/Math/MathML" display="inline">
  <msub>
    <mi>V</mi>
    <mi>H</mi>
  </msub>
</math>
</file>